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5cm" fo:min-width="10.154cm"/>
    </style:style>
    <style:style style:name="gr6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8.892cm"/>
    </style:style>
    <style:style style:name="gr9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0" style:family="graphic" style:parent-style-name="standard">
      <style:graphic-properties svg:stroke-width="0.035cm" svg:stroke-color="#3333ff" draw:marker-start-width="0.252cm" draw:marker-end-width="0.252cm" draw:fill-color="#ff66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1" style:family="graphic" style:parent-style-name="standard" style:list-style-name="L1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</style:style>
    <style:style style:name="gr13" style:family="graphic" style:parent-style-name="standard" style:list-style-name="L1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roman" style:font-pitch="variable" fo:font-size="13pt" style:letter-kerning="true" style:font-size-asian="13pt" style:font-family-complex="'Arial Unicode MS'" style:font-family-generic-complex="system" style:font-pitch-complex="variable" style:font-size-complex="1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7.02cm" svg:y="10.382cm">
          <text:p text:style-name="P1"><text:span text:style-name="T1">B</text:span></text:p>
        </draw:ellipse>
        <draw:line draw:style-name="gr2" draw:text-style-name="P3" draw:layer="layout" svg:x1="7.41cm" svg:y1="11.203cm" svg:x2="7.41cm" svg:y2="12.396cm">
          <text:p/>
        </draw:line>
        <draw:ellipse draw:style-name="gr1" draw:text-style-name="P2" draw:layer="layout" svg:width="0.779cm" svg:height="0.819cm" svg:x="7.02cm" svg:y="12.396cm">
          <text:p text:style-name="P1"><text:span text:style-name="T1">A</text:span></text:p>
        </draw:ellipse>
        <draw:ellipse draw:style-name="gr3" draw:text-style-name="P2" draw:layer="layout" svg:width="0.778cm" svg:height="0.82cm" svg:x="9.149cm" svg:y="8.966cm">
          <text:p text:style-name="P1"><text:span text:style-name="T1">C</text:span></text:p>
        </draw:ellipse>
        <draw:line draw:style-name="gr4" draw:text-style-name="P3" draw:layer="layout" svg:x1="9.259cm" svg:y1="9.6cm" svg:x2="7.728cm" svg:y2="10.532cm">
          <text:p/>
        </draw:line>
        <draw:ellipse draw:style-name="gr3" draw:text-style-name="P2" draw:layer="layout" svg:width="0.778cm" svg:height="0.82cm" svg:x="9.149cm" svg:y="6.953cm">
          <text:p text:style-name="P4">D</text:p>
        </draw:ellipse>
        <draw:line draw:style-name="gr2" draw:text-style-name="P3" draw:layer="layout" svg:x1="9.538cm" svg:y1="7.773cm" svg:x2="9.538cm" svg:y2="8.966cm">
          <text:p/>
        </draw:line>
        <draw:ellipse draw:style-name="gr3" draw:text-style-name="P2" draw:layer="layout" svg:width="0.778cm" svg:height="0.819cm" svg:x="9.149cm" svg:y="4.94cm">
          <text:p text:style-name="P1"><text:span text:style-name="T1">E</text:span></text:p>
        </draw:ellipse>
        <draw:line draw:style-name="gr2" draw:text-style-name="P3" draw:layer="layout" svg:x1="9.538cm" svg:y1="5.76cm" svg:x2="9.538cm" svg:y2="6.953cm">
          <text:p/>
        </draw:line>
        <draw:frame draw:style-name="gr5" draw:text-style-name="P5" draw:layer="layout" svg:width="7.457cm" svg:height="0.962cm" svg:x="5.702cm" svg:y="15.038cm">
          <draw:text-box>
            <text:p text:style-name="P5">Mauvaise représentation</text:p>
          </draw:text-box>
        </draw:frame>
        <draw:custom-shape draw:style-name="gr6" draw:text-style-name="P6" draw:layer="layout" svg:width="1.857cm" svg:height="0.682cm" svg:x="8.702cm" svg:y="13.818cm">
          <text:p text:style-name="P6"><text:span text:style-name="T1">develo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545.31754574812 7305.41727672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1.549cm" svg:height="0.7cm" svg:x="6.31cm" svg:y="13.8cm">
          <text:p text:style-name="P6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107.09677419355 17039.65763195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9cm" svg:height="0.821cm" svg:x="17.69cm" svg:y="10.383cm">
          <text:p text:style-name="P1"><text:span text:style-name="T1">B</text:span></text:p>
        </draw:ellipse>
        <draw:line draw:style-name="gr2" draw:text-style-name="P3" draw:layer="layout" svg:x1="18.08cm" svg:y1="11.204cm" svg:x2="18.08cm" svg:y2="12.397cm">
          <text:p/>
        </draw:line>
        <draw:ellipse draw:style-name="gr1" draw:text-style-name="P2" draw:layer="layout" svg:width="0.779cm" svg:height="0.819cm" svg:x="17.69cm" svg:y="12.397cm">
          <text:p text:style-name="P1"><text:span text:style-name="T1">A</text:span></text:p>
        </draw:ellipse>
        <draw:ellipse draw:style-name="gr3" draw:text-style-name="P2" draw:layer="layout" svg:width="0.778cm" svg:height="0.82cm" svg:x="17.659cm" svg:y="8.426cm">
          <text:p text:style-name="P1"><text:span text:style-name="T1">C</text:span></text:p>
        </draw:ellipse>
        <draw:ellipse draw:style-name="gr3" draw:text-style-name="P2" draw:layer="layout" svg:width="0.778cm" svg:height="0.82cm" svg:x="17.659cm" svg:y="6.413cm">
          <text:p text:style-name="P1"><text:span text:style-name="T1">D</text:span></text:p>
        </draw:ellipse>
        <draw:line draw:style-name="gr2" draw:text-style-name="P3" draw:layer="layout" svg:x1="18.048cm" svg:y1="7.233cm" svg:x2="18.048cm" svg:y2="8.426cm">
          <text:p/>
        </draw:line>
        <draw:ellipse draw:style-name="gr3" draw:text-style-name="P2" draw:layer="layout" svg:width="0.778cm" svg:height="0.819cm" svg:x="17.659cm" svg:y="4.4cm">
          <text:p text:style-name="P1"><text:span text:style-name="T1">E</text:span></text:p>
        </draw:ellipse>
        <draw:line draw:style-name="gr2" draw:text-style-name="P3" draw:layer="layout" svg:x1="18.048cm" svg:y1="5.22cm" svg:x2="18.048cm" svg:y2="6.413cm">
          <text:p/>
        </draw:line>
        <draw:custom-shape draw:style-name="gr7" draw:text-style-name="P6" draw:layer="layout" svg:width="1.549cm" svg:height="0.7cm" svg:x="15.31cm" svg:y="10.8cm">
          <text:p text:style-name="P6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5" draw:layer="layout" svg:width="6.573cm" svg:height="0.962cm" svg:x="14.786cm" svg:y="15cm">
          <draw:text-box>
            <text:p text:style-name="P5">Bonne représentation</text:p>
          </draw:text-box>
        </draw:frame>
        <draw:line draw:style-name="gr2" draw:text-style-name="P3" draw:layer="layout" svg:x1="18.08cm" svg:y1="9.284cm" svg:x2="18.08cm" svg:y2="10.477cm">
          <text:p/>
        </draw:line>
        <draw:custom-shape draw:style-name="gr6" draw:text-style-name="P6" draw:layer="layout" svg:width="2.057cm" svg:height="0.682cm" svg:x="15.059cm" svg:y="4.418cm">
          <text:p text:style-name="P6"><text:span text:style-name="T1">develo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309.6209912536 9076.42752562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1.549cm" svg:height="0.7cm" svg:x="21.91cm" svg:y="2cm">
          <text:p text:style-name="P6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354.58064516129 41320.3994293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1.8cm" svg:height="0.682cm" svg:x="10.959cm" svg:y="13.8cm">
          <text:p text:style-name="P6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708.82842865075 7305.41727672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1" draw:text-style-name="P4" draw:layer="layout" svg:width="0.778cm" svg:height="0.82cm" svg:x="11.349cm" svg:y="5.653cm">
          <text:p text:style-name="P4">F</text:p>
        </draw:ellipse>
        <draw:ellipse draw:style-name="gr12" draw:text-style-name="P2" draw:layer="layout" svg:width="0.778cm" svg:height="0.819cm" svg:x="11.349cm" svg:y="3.64cm">
          <text:p text:style-name="P1"><text:span text:style-name="T1">G</text:span></text:p>
        </draw:ellipse>
        <draw:line draw:style-name="gr2" draw:text-style-name="P3" draw:layer="layout" svg:x1="11.738cm" svg:y1="4.46cm" svg:x2="11.738cm" svg:y2="5.653cm">
          <text:p/>
        </draw:line>
        <draw:line draw:style-name="gr4" draw:text-style-name="P3" draw:layer="layout" svg:x1="11.39cm" svg:y1="6.3cm" svg:x2="9.859cm" svg:y2="7.232cm">
          <text:p/>
        </draw:line>
        <draw:custom-shape draw:style-name="gr10" draw:text-style-name="P6" draw:layer="layout" svg:width="2.457cm" svg:height="0.682cm" svg:x="21.459cm" svg:y="3.418cm">
          <text:p text:style-name="P6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68.6737184703 6419.91215226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3" draw:text-style-name="P4" draw:layer="layout" svg:width="0.778cm" svg:height="0.82cm" svg:x="19.949cm" svg:y="5.213cm">
          <text:p text:style-name="P4">F</text:p>
        </draw:ellipse>
        <draw:ellipse draw:style-name="gr12" draw:text-style-name="P2" draw:layer="layout" svg:width="0.778cm" svg:height="0.819cm" svg:x="19.949cm" svg:y="3.2cm">
          <text:p text:style-name="P1"><text:span text:style-name="T1">G</text:span></text:p>
        </draw:ellipse>
        <draw:line draw:style-name="gr2" draw:text-style-name="P3" draw:layer="layout" svg:x1="20.338cm" svg:y1="4.02cm" svg:x2="20.338cm" svg:y2="5.213cm">
          <text:p/>
        </draw:line>
        <draw:line draw:style-name="gr4" draw:text-style-name="P3" draw:layer="layout" svg:x1="19.99cm" svg:y1="5.86cm" svg:x2="18.459cm" svg:y2="6.7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6-01T23:12:53</dc:date>
    <dc:creator>m m</dc:creator>
    <meta:editing-duration>P1DT14H40M2S</meta:editing-duration>
    <meta:editing-cycles>17</meta:editing-cycles>
    <meta:generator>OpenOffice/4.1.7$Unix OpenOffice.org_project/417m1$Build-9800</meta:generator>
    <meta:document-statistic meta:object-count="35"/>
  </office:meta>
</office:document-meta>
</file>